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13ad76" style:font-size-asian="15pt" style:font-size-complex="17.1000003814697pt"/>
    </style:style>
    <style:style style:name="P4" style:family="paragraph" style:parent-style-name="Standard">
      <style:paragraph-properties fo:text-align="center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7.1000003814697pt" officeooo:paragraph-rsid="0013ad76" style:font-size-asian="15pt" style:font-size-complex="17.1000003814697pt"/>
    </style:style>
    <style:style style:name="P6" style:family="paragraph" style:parent-style-name="Standard">
      <style:paragraph-properties fo:text-align="start" style:justify-single-word="false"/>
      <style:text-properties fo:font-size="17.1000003814697pt" officeooo:paragraph-rsid="0014462c" style:font-size-asian="15pt" style:font-size-complex="17.1000003814697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3ad76" style:font-size-asian="10.5pt" style:font-size-complex="12pt"/>
    </style:style>
    <style:style style:name="P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3ad76" style:font-size-asian="13pt" style:font-size-complex="14.8500003814697pt"/>
    </style:style>
    <style:style style:name="P9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P10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4462c" style:font-size-asian="13pt" style:font-size-complex="14.8500003814697pt"/>
    </style:style>
    <style:style style:name="P11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4462c" officeooo:paragraph-rsid="00184494" style:font-size-asian="13pt" style:font-size-complex="14.8500003814697pt"/>
    </style:style>
    <style:style style:name="P12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officeooo:rsid="0013ad76" officeooo:paragraph-rsid="0014462c" style:font-size-asian="13pt" style:font-size-complex="14.8500003814697pt"/>
    </style:style>
    <style:style style:name="P13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officeooo:rsid="0019e66d" officeooo:paragraph-rsid="0019e66d" style:font-size-asian="13pt" style:font-size-complex="14.8500003814697pt"/>
    </style:style>
    <style:style style:name="P14" style:family="paragraph" style:parent-style-name="Standard">
      <style:paragraph-properties fo:text-align="start" style:justify-single-word="false"/>
      <style:text-properties fo:font-size="17.1000003814697pt" officeooo:rsid="0013ad76" officeooo:paragraph-rsid="0013ad76" style:font-size-asian="15pt" style:font-size-complex="17.1000003814697pt"/>
    </style:style>
    <style:style style:name="P15" style:family="paragraph" style:parent-style-name="Standard">
      <style:paragraph-properties fo:text-align="start" style:justify-single-word="false"/>
      <style:text-properties fo:font-size="17.1000003814697pt" officeooo:rsid="0013ad76" officeooo:paragraph-rsid="0014462c" style:font-size-asian="15pt" style:font-size-complex="17.1000003814697pt"/>
    </style:style>
    <style:style style:name="P16" style:family="paragraph" style:parent-style-name="Standard">
      <style:paragraph-properties fo:text-align="start" style:justify-single-word="false"/>
      <style:text-properties fo:font-size="17.1000003814697pt" officeooo:rsid="0013ad76" officeooo:paragraph-rsid="0019e66d" style:font-size-asian="15pt" style:font-size-complex="17.1000003814697pt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3ad76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0.5pt" officeooo:rsid="0014462c" officeooo:paragraph-rsid="0013ad76" style:font-size-asian="9.14999961853027pt" style:font-size-complex="10.5pt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officeooo:rsid="0014462c" officeooo:paragraph-rsid="0014462c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52542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officeooo:rsid="00152542" officeooo:paragraph-rsid="00184494" style:font-size-asian="10.5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officeooo:rsid="0019e66d" officeooo:paragraph-rsid="0019e66d" style:font-size-asian="10.5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2pt" officeooo:rsid="001e1dfb" officeooo:paragraph-rsid="001e1dfb" style:font-size-asian="10.5pt" style:font-size-complex="12pt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1b092c" officeooo:paragraph-rsid="001b092c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1b092c" officeooo:paragraph-rsid="001b092c"/>
    </style:style>
    <style:style style:name="P27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officeooo:rsid="0019e66d" officeooo:paragraph-rsid="0019e66d" style:font-size-asian="13pt" style:font-size-complex="14.8500003814697pt"/>
    </style:style>
    <style:style style:name="P28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rsid="0013ad76" officeooo:paragraph-rsid="0014462c" style:font-size-asian="13pt" style:font-size-complex="14.8500003814697pt"/>
    </style:style>
    <style:style style:name="T1" style:family="text">
      <style:text-properties officeooo:rsid="0013ad76"/>
    </style:style>
    <style:style style:name="T2" style:family="text">
      <style:text-properties style:font-name-asian="Osaka"/>
    </style:style>
    <style:style style:name="T3" style:family="text">
      <style:text-properties fo:font-size="10.5pt" style:font-size-asian="9.14999961853027pt" style:font-size-complex="10.5pt"/>
    </style:style>
    <style:style style:name="T4" style:family="text">
      <style:text-properties fo:font-size="10.5pt" officeooo:rsid="0014462c" style:font-size-asian="9.14999961853027pt" style:font-size-complex="10.5pt"/>
    </style:style>
    <style:style style:name="T5" style:family="text">
      <style:text-properties officeooo:rsid="00152542"/>
    </style:style>
    <style:style style:name="T6" style:family="text">
      <style:text-properties officeooo:rsid="00166472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9e66d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3">第<text:span text:style-name="T1">1.0版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014年６月６日</text:p>
      <text:p text:style-name="P4"/>
      <text:p text:style-name="P4">グループ13</text:p>
      <text:p text:style-name="P4"><text:soft-page-break/></text:p>
      <text:p text:style-name="P14">１.開発環境</text:p>
      <text:p text:style-name="P5"><text:tab/></text:p>
      <text:list xml:id="list8195991907996443204" text:style-name="L1">
        <text:list-item>
          <text:p text:style-name="P17"><text:span text:style-name="T3">プログラミング言語<text:tab/><text:tab/></text:span><text:span text:style-name="T4">JavaScript</text:span></text:p>
        </text:list-item>
        <text:list-item>
          <text:p text:style-name="P18">設計書作成ソフト<text:tab/><text:tab/>LibreOffice</text:p>
        </text:list-item>
        <text:list-item>
          <text:p text:style-name="P18">バージョン管理<text:tab/><text:tab/><text:tab/>subversion（仮）</text:p>
        </text:list-item>
      </text:list>
      <text:p text:style-name="P14"/>
      <text:p text:style-name="P14">２.動作環境</text:p>
      <text:p text:style-name="P7"/>
      <text:list xml:id="list4118463286644178911" text:style-name="L2">
        <text:list-item>
          <text:p text:style-name="P19">OS<text:tab/><text:tab/><text:tab/><text:tab/>Mac OS X 10.9.3</text:p>
        </text:list-item>
        <text:list-item>
          <text:p text:style-name="P19">CPU<text:tab/><text:tab/><text:tab/><text:tab/>1.6GHz Intel Core i5</text:p>
        </text:list-item>
        <text:list-item>
          <text:p text:style-name="P19">メモリ<text:tab/><text:tab/><text:tab/><text:tab/>4GB 1333 MHz DDR3</text:p>
        </text:list-item>
        <text:list-item>
          <text:p text:style-name="P19">ハードディスク<text:tab/><text:tab/><text:span text:style-name="T5">Macintosh HD 120.47GB</text:span></text:p>
        </text:list-item>
      </text:list>
      <text:p text:style-name="P14"/>
      <text:p text:style-name="P15">３.クラス構成</text:p>
      <text:p text:style-name="P12">3.1　クラス<text:span text:style-name="T2">図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3.2　クラス仕様</text:p>
      <text:list xml:id="list1895150411920656424" text:style-name="L3">
        <text:list-item>
          <text:p text:style-name="P20">mainPeg</text:p>
        </text:list-item>
        <text:list-item>
          <text:p text:style-name="P20">ModelPeg</text:p>
          <text:list>
            <text:list-item>
              <text:p text:style-name="P20">データに対しての読み込み、保存</text:p>
            </text:list-item>
          </text:list>
        </text:list-item>
        <text:list-item>
          <text:p text:style-name="P20">ViewPeg</text:p>
          <text:list>
            <text:list-item>
              <text:p text:style-name="P20">ゲーム画面の表示</text:p>
            </text:list-item>
            <text:list-item>
              <text:p text:style-name="P20">操作に対しての<text:span text:style-name="T6">応答</text:span></text:p>
            </text:list-item>
          </text:list>
        </text:list-item>
        <text:list-item>
          <text:p text:style-name="P20">ControllerPeg</text:p>
          <text:list>
            <text:list-item>
              <text:p text:style-name="P20">ゲームウィンドウ内でのマウス入力の受け付け</text:p>
            </text:list-item>
          </text:list>
        </text:list-item>
      </text:list>
      <text:p text:style-name="P9"/>
      <text:p text:style-name="P11">3.3　クラスのインタフェース</text:p>
      <text:list xml:id="list145717085296203" text:continue-numbering="true" text:style-name="L3">
        <text:list-item>
          <text:p text:style-name="P21">mainPeg</text:p>
          <text:list>
            <text:list-item>
              <text:p text:style-name="P22">makeMenuBar:void</text:p>
              <text:list>
                <text:list-header>
                  <text:p text:style-name="P22">メニューバーの作成</text:p>
                </text:list-header>
              </text:list>
            </text:list-item>
          </text:list>
        </text:list-item>
        <text:list-item>
          <text:p text:style-name="P21">ModelPeg</text:p>
          <text:list>
            <text:list-item>
              <text:p text:style-name="P24">resetStage</text:p>
            </text:list-item>
            <text:list-item>
              <text:p text:style-name="P24">putPeg</text:p>
            </text:list-item>
          </text:list>
        </text:list-item>
        <text:list-item>
          <text:p text:style-name="P21">ViewPeg</text:p>
          <text:list>
            <text:list-item>
              <text:p text:style-name="P24">setGridSize</text:p>
            </text:list-item>
            <text:list-item>
              <text:p text:style-name="P24">getImages</text:p>
            </text:list-item>
            <text:list-item>
              <text:p text:style-name="P24">setController</text:p>
            </text:list-item>
            <text:list-item>
              <text:p text:style-name="P24">paintComponent</text:p>
            </text:list-item>
          </text:list>
        </text:list-item>
        <text:list-item>
          <text:p text:style-name="P21">ControllerPeg</text:p>
          <text:list>
            <text:list-item>
              <text:p text:style-name="P24">newGame</text:p>
            </text:list-item>
            <text:list-item>
              <text:p text:style-name="P24">resetStage</text:p>
            </text:list-item>
            <text:list-item>
              <text:p text:style-name="P24">makeStage</text:p>
            </text:list-item>
            <text:list-item>
              <text:p text:style-name="P24">didClick</text:p>
            </text:list-item>
          </text:list>
        </text:list-item>
      </text:list>
      <text:p text:style-name="P10"/>
      <text:p text:style-name="P9">3.4　クラスの動作</text:p>
      <text:p text:style-name="P9"/>
      <text:p text:style-name="P6"/>
      <text:p text:style-name="P6"/>
      <text:p text:style-name="P6"/>
      <text:p text:style-name="P6"/>
      <text:p text:style-name="P6"/>
      <text:p text:style-name="P16">４.データの形式</text:p>
      <text:p text:style-name="P27">4.1　保存すべき情報</text:p>
      <text:list xml:id="list2443307677823584142" text:style-name="L4">
        <text:list-item>
          <text:p text:style-name="P23">新しく作成した盤（ペグの配置）</text:p>
        </text:list-item>
      </text:list>
      <text:p text:style-name="P13">4.2　ファイルの形式</text:p>
      <text:list xml:id="list492588307586951276" text:style-name="L5">
        <text:list-item>
          <text:p text:style-name="P25"><text:span text:style-name="T8">t</text:span><text:span text:style-name="T7">xtファイル</text:span></text:p>
        </text:list-item>
      </text:list>
      <text:p text:style-name="P13">4.3　読み書きの方法</text:p>
      <text:list xml:id="list2666058160134899805" text:style-name="L6">
        <text:list-item>
          <text:p text:style-name="P26"><text:span text:style-name="T8">T</text:span><text:span text:style-name="T7">NTN</text:span></text:p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13T14:57:15.040120000</dc:date>
    <meta:editing-duration>PT2H51M25S</meta:editing-duration>
    <meta:editing-cycles>3</meta:editing-cycles>
    <meta:generator>LibreOffice/4.1.2.3$MacOSX_x86 LibreOffice_project/40b2d7fde7e8d2d7bc5a449dc65df4d08a7dd38</meta:generator>
    <meta:document-statistic meta:table-count="0" meta:image-count="0" meta:object-count="0" meta:page-count="3" meta:paragraph-count="50" meta:word-count="293" meta:character-count="600" meta:non-whitespace-character-count="560"/>
  </office:meta>
</office:document-meta>
</file>